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.573cm" table:align="left"/>
    </style:style>
    <style:style style:name="Tabela1.A" style:family="table-column">
      <style:table-column-properties style:column-width="1.57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4.785cm"/>
    </style:style>
    <style:style style:name="Tabela2.B" style:family="table-column">
      <style:table-column-properties style:column-width="4.08cm"/>
    </style:style>
    <style:style style:name="Tabela2.C" style:family="table-column">
      <style:table-column-properties style:column-width="8.135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cm" fo:margin-right="0cm" fo:text-indent="0cm" style:auto-text-indent="false" style:writing-mode="lr-tb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qui estão as principais opções disponíveis e para que serve cada uma delas: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Heading">Opção 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Table_20_Heading">Descrição</text:p>
          </table:table-cell>
          <table:table-cell table:style-name="Tabela2.A1" office:value-type="string">
            <text:p text:style-name="Table_20_Heading">Uso / Para que serve</text:p>
          </table:table-cell>
        </table:table-row>
        <table:table-row>
          <table:table-cell table:style-name="Tabela2.A1" office:value-type="string">
            <text:p text:style-name="P2"><text:span text:style-name="Source_20_Text">poRunSuspended</text:span></text:p>
          </table:table-cell>
          <table:table-cell table:style-name="Tabela2.A1" office:value-type="string">
            <text:p text:style-name="Table_20_Contents">Inicia o processo em estado suspenso.</text:p>
          </table:table-cell>
          <table:table-cell table:style-name="Tabela2.A1" office:value-type="string">
            <text:p text:style-name="P2">Permite configurar completamente o processo (ex: prioridade, afinidade) antes de permitir que ele comece a executar, chamando <text:span text:style-name="Source_20_Text">Resume</text:span> posteriormente.</text:p>
          </table:table-cell>
        </table:table-row>
        <table:table-row>
          <table:table-cell table:style-name="Tabela2.A1" office:value-type="string">
            <text:p text:style-name="P2"><text:span text:style-name="Source_20_Text">poWaitOnExit</text:span></text:p>
          </table:table-cell>
          <table:table-cell table:style-name="Tabela2.A1" office:value-type="string">
            <text:p text:style-name="P2">A chamada <text:span text:style-name="Source_20_Text">Execute</text:span> aguarda o término do processo.</text:p>
          </table:table-cell>
          <table:table-cell table:style-name="Tabela2.A1" office:value-type="string">
            <text:p text:style-name="Table_20_Contents">Usado quando o programa principal precisa pausar e esperar o resultado da execução do programa externo antes de continuar. Se não for usado, o programa principal continua imediatamente e o processo externo roda em paralelo (assíncrono).</text:p>
          </table:table-cell>
        </table:table-row>
        <table:table-row>
          <table:table-cell table:style-name="Tabela2.A1" office:value-type="string">
            <text:p text:style-name="P2"><text:span text:style-name="Source_20_Text">poUsePipes</text:span></text:p>
          </table:table-cell>
          <table:table-cell table:style-name="Tabela2.A1" office:value-type="string">
            <text:p text:style-name="Table_20_Contents">Habilita o uso de pipes para redirecionar a entrada e saída padrão (stdin/stdout) do processo.</text:p>
          </table:table-cell>
          <table:table-cell table:style-name="Tabela2.A1" office:value-type="string">
            <text:p text:style-name="P2">Essencial para capturar a saída de texto (como mensagens de console) do programa externo (usando a propriedade <text:span text:style-name="Source_20_Text">Output</text:span> do <text:span text:style-name="Source_20_Text">TProcess</text:span>) ou enviar dados para a entrada dele (usando a propriedade <text:span text:style-name="Source_20_Text">Input</text:span>).</text:p>
          </table:table-cell>
        </table:table-row>
        <table:table-row>
          <table:table-cell table:style-name="Tabela2.A1" office:value-type="string">
            <text:p text:style-name="P2"><text:span text:style-name="Source_20_Text">poStderrToOutPut</text:span></text:p>
          </table:table-cell>
          <table:table-cell table:style-name="Tabela2.A1" office:value-type="string">
            <text:p text:style-name="Table_20_Contents">Redireciona o erro padrão (stderr) para o fluxo de saída padrão (stdout).</text:p>
          </table:table-cell>
          <table:table-cell table:style-name="Tabela2.A1" office:value-type="string">
            <text:p text:style-name="P2">Simplifica a leitura de mensagens de erro, permitindo que tanto a saída normal quanto os erros sejam lidos a partir do mesmo fluxo <text:span text:style-name="Source_20_Text">Output</text:span>.</text:p>
          </table:table-cell>
        </table:table-row>
        <table:table-row>
          <table:table-cell table:style-name="Tabela2.A1" office:value-type="string">
            <text:p text:style-name="P2"><text:span text:style-name="Source_20_Text">poNewConsole</text:span></text:p>
          </table:table-cell>
          <table:table-cell table:style-name="Tabela2.A1" office:value-type="string">
            <text:p text:style-name="Table_20_Contents">Inicia o processo em uma nova janela de console (específico para Windows).</text:p>
          </table:table-cell>
          <table:table-cell table:style-name="Tabela2.A1" office:value-type="string">
            <text:p text:style-name="Table_20_Contents">Controla a aparência da janela do processo no Windows; se não for definido, o processo pode herdar a janela do aplicativo Lazarus.</text:p>
          </table:table-cell>
        </table:table-row>
        <table:table-row>
          <table:table-cell table:style-name="Tabela2.A1" office:value-type="string">
            <text:p text:style-name="P2"><text:span text:style-name="Source_20_Text">poDefaultErrorMode</text:span></text:p>
          </table:table-cell>
          <table:table-cell table:style-name="Tabela2.A1" office:value-type="string">
            <text:p text:style-name="Table_20_Contents">Permite que o processo use o tratamento de erros padrão do sistema.</text:p>
          </table:table-cell>
          <table:table-cell table:style-name="Tabela2.A1" office:value-type="string">
            <text:p text:style-name="Table_20_Contents">Define como certos tipos de erros (como falhas de disco) são gerenciados.</text:p>
          </table:table-cell>
        </table:table-row>
        <table:table-row>
          <table:table-cell table:style-name="Tabela2.A1" office:value-type="string">
            <text:p text:style-name="P2"><text:span text:style-name="Source_20_Text">poNewProcessGroup</text:span></text:p>
          </table:table-cell>
          <table:table-cell table:style-name="Tabela2.A1" office:value-type="string">
            <text:p text:style-name="Table_20_Contents">Inicia o processo em um novo grupo de processos (específico para Windows).</text:p>
          </table:table-cell>
          <table:table-cell table:style-name="Tabela2.A1" office:value-type="string">
            <text:p text:style-name="Table_20_Contents">Usado para gerenciamento avançado de grupos de processos, por exemplo, para enviar sinais a um grupo inteiro.</text:p>
          </table:table-cell>
        </table:table-row>
        <table:table-row>
          <table:table-cell table:style-name="Tabela2.A1" office:value-type="string">
            <text:p text:style-name="P2"><text:span text:style-name="Source_20_Text">poDebugProcess</text:span></text:p>
          </table:table-cell>
          <table:table-cell table:style-name="Tabela2.A1" office:value-type="string">
            <text:p text:style-name="Table_20_Contents">Permite a depuração do processo (específico para Windows).</text:p>
          </table:table-cell>
          <table:table-cell table:style-name="Tabela2.A1" office:value-type="string">
            <text:p text:style-name="Table_20_Contents">Usado por depuradores para anexar e controlar o processo recém-criado.</text:p>
          </table:table-cell>
        </table:table-row>
      </table:table>
      <text:p text:style-name="P3">Exemplo de Uso</text:p>
      <text:p text:style-name="P3">Você pode combinar várias opções em um conjunto:</text:p>
      <text:p text:style-name="Text_20_body">pascal</text:p>
      <text:p text:style-name="P4"><text:span text:style-name="Source_20_Text">AProcess.Options := [poWaitOnExit, poUsePipes, poStderrToOutPut];</text:span></text:p>
      <text:p text:style-name="P5">Este código configura o <text:span text:style-name="Source_20_Text">TProcess</text:span> para aguardar a conclusão do processo, capturar sua saída padrão e de erro através de pipes.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22:55:20.484448300</meta:creation-date>
    <dc:date>2025-12-19T07:24:35.434173600</dc:date>
    <meta:editing-duration>PT8H19M3S</meta:editing-duration>
    <meta:editing-cycles>1</meta:editing-cycles>
    <meta:document-statistic meta:table-count="2" meta:image-count="0" meta:object-count="0" meta:page-count="1" meta:paragraph-count="33" meta:word-count="322" meta:character-count="2108" meta:non-whitespace-character-count="1817"/>
    <meta:generator>LibreOffice/25.8.3.2$Windows_X86_64 LibreOffice_project/8ca8d55c161d602844f5428fa4b58097424e324e</meta:generator>
  </office:meta>
</office:document-meta>
</file>